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5C000001D4DFE0841B6A52AB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4" draw:style-name="gr1" draw:text-style-name="P1" draw:layer="layout" svg:width="31.43cm" svg:height="7.807cm" svg:x="0.5cm" svg:y="0.502cm">
          <draw:image xlink:href="Pictures/100000010000075C000001D4DFE0841B6A52AB1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2.43cm" fo:page-height="8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23T15:09:10.859737114</dc:date>
    <meta:editing-duration>PT6H43M19S</meta:editing-duration>
    <meta:editing-cycles>11</meta:editing-cycles>
    <meta:generator>LibreOffice/7.3.5.2$Linux_X86_64 LibreOffice_project/30$Build-2</meta:generator>
    <meta:document-statistic meta:object-count="1"/>
  </office:meta>
</office:document-meta>
</file>